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paragraph-properties>
        <style:tab-stops>
          <style:tab-stop style:position="0.767cm"/>
          <style:tab-stop style:position="1.905cm"/>
          <style:tab-stop style:position="2.461cm"/>
          <style:tab-stop style:position="3.413cm"/>
          <style:tab-stop style:position="4.128cm"/>
        </style:tab-stops>
      </style:paragraph-properties>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9"><draw:image xlink:href="Pictures/200000070000556F000051183B1CC0E0.svm" xlink:type="simple" xlink:show="embed" xlink:actuate="onLoad"/></draw:frame></text:p>
      <text:p text:style-name="P10"/>
      <text:p text:style-name="P10">Geldig voor de versies:</text:p>
      <text:p text:style-name="P10">0.2.0.37</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Simulatie opbouwen: fysieke infrastructuur<text:tab/>3</text:p>
          <text:p text:style-name="P19">1.1 Het bouwen van de infrastructuur<text:tab/>3</text:p>
          <text:p text:style-name="P19">1.2 Het opstellen van een materieelbestand<text:tab/>7</text:p>
          <text:p text:style-name="P18">2 Simulatie opbouwen: StwSimEdit<text:tab/>8</text:p>
          <text:p text:style-name="P19">2.1 Inleidend werk<text:tab/>8</text:p>
          <text:p text:style-name="P19">2.2 Wat meer informatie over wissels<text:tab/>9</text:p>
          <text:p text:style-name="P19">2.3 Panelen aanmaken<text:tab/>9</text:p>
          <text:p text:style-name="P19">2.4 Panelen tekenen<text:tab/>10</text:p>
          <text:p text:style-name="P19">2.5 Rijwegen maken<text:tab/>12</text:p>
          <text:p text:style-name="P19">2.6 Opslaan e.d.<text:tab/>15</text:p>
          <text:p text:style-name="P18">3 Scenario's<text:tab/>16</text:p>
          <text:p text:style-name="P18">4 Technische informatie<text:tab/>17</text:p>
          <text:p text:style-name="P19">4.1 Opbouw van StwSim<text:tab/>17</text:p>
          <text:p text:style-name="P19">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0189845"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text:soft-page-break/>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5"><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8"><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sveld</text:span><text:span text:style-name="T10"> en </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0189136"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Stootblokken</text:p>
      <text:p text:style-name="Text_20_body">Een trein ziet het normaal gesproken niet aankomen als het spoor ophoudt. Dit moet dus expliciet worden aangegeven.</text:p>
      <text:p text:style-name="Text_20_body">Een stuk spoor is standaard voorzien van twee connecties die elk van de beide uiteinden van het spoor met zichzelf verbinden. Deze hoeven niet handmatig te worden aangemaakt. Deze connecties kunnen worden gebruikt om een sein neer te zetten. Bijvoorbeeld:</text:p>
      <text:p text:style-name="P33"><text:span text:style-name="T5">s<text:tab/>389<text:tab/>e<text:tab/>389<text:tab/>e<text:tab/>X1<text:tab/>-<text:tab/>-<text:tab/>-<text:tab/>0<text:tab/>-<text:tab/>-<text:tab/>-<text:tab/>9<text:tab/>Faro</text:span></text:p>
      <text:p text:style-name="Text_20_body">Dit zet een snelheidsbordje met de snelheid 0 neer, zodat een trein weet dat moet worden afgeremd omdat het spoor niet verder gaat. Plus een perronpunt, zodat je deze locatie in een dienstregeling kan opnemen om er een trein te laten keren.</text:p>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text:soft-page-break/>Verschijn- en verdwijnpunten aangeven</text:p>
      <text:p text:style-name="P4">vs<text:tab/>Farzonur-1<text:tab/>j<text:tab/>435<text:tab/>234<text:tab/>v<text:tab/>r<text:tab/>73<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oft-page-break/><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1"><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dan wordt dat op dit moment nog niet opgemerkt, maar pas als wordt geprobeerd de uiteindelijke simulatie te starten.</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30188629"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0208371"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0211081" text:style-name="L5">
        <text:list-item>
          <text:p text:style-name="P24">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0208051"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6"><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7"><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10"><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0202618"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12"><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13"><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4"><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5"><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twee regels komen de naam respectievelijk de versie van de simulatie, net als bij het .sss-bestand van de fysieke infrastructuur. 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0211086" text:style-name="L8">
        <text:list-item>
          <text:p text:style-name="P28">Fysieke infrastructuur: sporen, wissels, seinen, treindetectie</text:p>
        </text:list-item>
        <text:list-item>
          <text:p text:style-name="P28">Treinen</text:p>
        </text:list-item>
        <text:list-item>
          <text:p text:style-name="P28">Rijrichtingsvelden</text:p>
        </text:list-item>
        <text:list-item>
          <text:p text:style-name="P28">Automatische blokseinen, inclusief meeverplaatsen van treinnummers</text:p>
        </text:list-item>
      </text:list>
      <text:p text:style-name="Text_20_body">De clients zorgen voor:</text:p>
      <text:list xml:id="list30215966" text:style-name="L9">
        <text:list-item>
          <text:p text:style-name="P29">Rijwegen</text:p>
        </text:list-item>
        <text:list-item>
          <text:p text:style-name="P29">Flankbeveiliging </text:p>
        </text:list-item>
        <text:list-item>
          <text:p text:style-name="P29">Approach locking</text:p>
        </text:list-item>
        <text:list-item>
          <text:p text:style-name="P29">Bediende seinen op 'stop' zetten als een trein het sein passeert</text:p>
        </text:list-item>
        <text:list-item>
          <text:p text:style-name="P29">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0204886" text:style-name="L10">
        <text:list-item>
          <text:p text:style-name="P30">zich aanmelden</text:p>
        </text:list-item>
        <text:list-item>
          <text:p text:style-name="P30">seinen en wissels claimen</text:p>
        </text:list-item>
        <text:list-item>
          <text:p text:style-name="P30">verbinding met meetpunten leggen.</text:p>
        </text:list-item>
      </text:list>
      <text:p text:style-name="Text_20_body">Zij alle bediende seinen, en alle wissels vergeven, dan gaat de tijd lopen en gaat de tweede fase in. In deze fase stuurt de client berichten:</text:p>
      <text:list xml:id="list30190070" text:style-name="L11">
        <text:list-item>
          <text:p text:style-name="P31">wanneer een wissel omgezet moet worden</text:p>
        </text:list-item>
        <text:list-item>
          <text:p text:style-name="P31">de stand van een sein aangepast moet worden</text:p>
        </text:list-item>
        <text:list-item>
          <text:p text:style-name="P31"><text:soft-page-break/>een bericht aan een trein gestuurd moet worden</text:p>
        </text:list-item>
        <text:list-item>
          <text:p text:style-name="P31">een bericht aan een medespeler gestuurd moet worden</text:p>
        </text:list-item>
        <text:list-item>
          <text:p text:style-name="P31">treinnummers wijzigen.</text:p>
        </text:list-item>
      </text:list>
      <text:p text:style-name="Text_20_body">De server bericht de client:</text:p>
      <text:list xml:id="list30212335" text:style-name="L12">
        <text:list-item>
          <text:p text:style-name="P32">wanneer een spoor bezet wordt of vrij komt</text:p>
        </text:list-item>
        <text:list-item>
          <text:p text:style-name="P32">wanneer een wissel zijn nieuwe stand heeft aangenomen</text:p>
        </text:list-item>
        <text:list-item>
          <text:p text:style-name="P32">wanneer een wissel vanwege bezet spoor niet van stand veranderd kon worden</text:p>
        </text:list-item>
        <text:list-item>
          <text:p text:style-name="P32">wanneer een sein wegens een passerende trein teruggevallen is naar de stand 'stop'</text:p>
        </text:list-item>
        <text:list-item>
          <text:p text:style-name="P32">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P11">ti:&lt;treinnr&gt;,v,[st|ex],&lt;aantal minuten&gt;,&lt;locatie&gt;</text:p>
      <text:p text:style-name="P6">rapporteert een vertraging aan het trein-informatie-systeem. Gebruik 'st' voor een geschatte vertraging en 'ex' voor een exact gemeten vertraging.</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1">ti:&lt;treinnr&gt;,[st|ex],&lt;vertraging&gt;,&lt;locatie&gt;</text:p>
      <text:p text:style-name="P6">Geeft treininformatie door, vooralsnog slechts vertragingsinformatie.</text:p>
      <text:p text:style-name="Heading_20_3"><text:soft-page-break/>Communicatie</text:p>
      <text:p text:style-name="Text_20_body">Treinstatus opvragen:</text:p>
      <text:p text:style-name="P11">tsr:&lt;treinnummer&gt;</text:p>
      <text:p text:style-name="Text_20_body">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lt;seinnummer&gt;</text:span><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text:soft-page-break/>r<text:tab/>trein staat voor een stoptonend sein</text:p>
      <text:p text:style-name="P2">sts<text:tab/>trein is een stoptonend sein voorbij gereden</text:p>
      <text:p text:style-name="P2">ok<text:tab/>bericht bevestigen aub.</text:p>
      <text:p text:style-name="P2">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h text:style-name="Heading_20_2" text:outline-level="2">Bestandsformaten</text:h>
      <text:p text:style-name="Text_20_body">Veel bestanden zijn binaire bestanden.</text:p>
      <text:p text:style-name="Text_20_body">Een integer is 32 bits</text:p>
      <text:p text:style-name="Text_20_body">Een boolean is 8 bits met als getalswaarde 1 bij 'waar' en 0 bij 'onwaar'</text:p>
      <text:p text:style-name="Text_20_body">Een tijd is een integer die het aantal seconden (in principe sinds middernacht) aangeeft.</text:p>
      <text:p text:style-name="Text_20_body">Een string wordt als nul-getermineerde string opgeslagen. </text:p>
      <text:p text:style-name="Heading_20_3">Dienstregelingen</text:p>
      <text:p text:style-name="Text_20_body">string 'STWSIMDIENST.1'</text:p>
      <text:p text:style-name="Text_20_body">string naam gesimuleerd gebied</text:p>
      <text:p text:style-name="Text_20_body">string versie gesimuleerd gebied</text:p>
      <text:p text:style-name="Text_20_body">int starttijd</text:p>
      <text:p text:style-name="Text_20_body">int eindtijd</text:p>
      <text:p text:style-name="Text_20_body">int aantal materieelbestanden</text:p>
      <text:p text:style-name="Text_20_body">{</text:p>
      <text:p text:style-name="Text_20_body"><text:tab/>string naam materieelbestand</text:p>
      <text:p text:style-name="Text_20_body">}</text:p>
      <text:p text:style-name="Text_20_body">int aantal treinen</text:p>
      <text:p text:style-name="Text_20_body">{</text:p>
      <text:p text:style-name="Text_20_body"><text:tab/>string treinnr</text:p>
      <text:p text:style-name="Text_20_body"><text:tab/>int aantal rijplanpunten</text:p>
      <text:p text:style-name="Text_20_body"><text:tab/>{</text:p>
      <text:p text:style-name="Text_20_body"><text:tab/><text:tab/>string station</text:p>
      <text:p text:style-name="Text_20_body"><text:tab/><text:tab/>string spoornummer/perron</text:p>
      <text:p text:style-name="Text_20_body"><text:tab/><text:tab/>int aankomsttijd</text:p>
      <text:p text:style-name="Text_20_body"><text:soft-page-break/><text:tab/><text:tab/>int vertrektijd</text:p>
      <text:p text:style-name="Text_20_body"><text:tab/><text:tab/>int minimale wachttijd</text:p>
      <text:p text:style-name="Text_20_body"><text:tab/><text:tab/>bool stoppen?</text:p>
      <text:p text:style-name="Text_20_body"><text:tab/><text:tab/>bool keren?</text:p>
      <text:p text:style-name="Text_20_body"><text:tab/><text:tab/>string nieuw treinnr (leeg indien nvt.)</text:p>
      <text:p text:style-name="Text_20_body"><text:tab/><text:tab/>int aantal wagons loskoppelen</text:p>
      <text:p text:style-name="Text_20_body"><text:tab/><text:tab/>string treinnr voor losgekoppelde wagons</text:p>
      <text:p text:style-name="Text_20_body"><text:tab/><text:tab/>bool losgekoppelde wagons keren?</text:p>
      <text:p text:style-name="Text_20_body"><text:tab/><text:tab/>bool koppelen?</text:p>
      <text:p text:style-name="Text_20_body"><text:tab/>}</text:p>
      <text:p text:style-name="Text_20_body">}</text:p>
      <text:p text:style-name="Text_20_body">int aantal verschijn-items</text:p>
      <text:p text:style-name="Text_20_body">{</text:p>
      <text:p text:style-name="Text_20_body"><text:tab/>string treinnummer</text:p>
      <text:p text:style-name="Text_20_body"><text:tab/>int tijdstip</text:p>
      <text:p text:style-name="Text_20_body"><text:tab/>string verschijn-locatie</text:p>
      <text:p text:style-name="Text_20_body"><text:tab/>string naam van het station vanaf welk het rijplan moet worden uitgevoerd (door-gaans leeg)</text:p>
      <text:p text:style-name="Text_20_body"><text:tab/>int aantal wagons</text:p>
      <text:p text:style-name="Text_20_body"><text:tab/>{</text:p>
      <text:p text:style-name="Text_20_body"><text:tab/><text:tab/>string type voertuig</text:p>
      <text:p text:style-name="Text_20_body"><text:tab/><text:tab/>bool omgekeerd?</text:p>
      <text:p text:style-name="Text_20_body"><text:tab/>}</text:p>
      <text:p text:style-name="Text_20_body"><text:tab/>string trein die eerst verdwenen moet zijn</text:p>
      <text:p text:style-name="Text_20_body"><text:tab/>int tijd die moet verstrijken sinds die trein verdwenen i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30T10:20:30.46</dc:date>
    <dc:language>nl-NL</dc:language>
    <meta:editing-cycles>322</meta:editing-cycles>
    <meta:editing-duration>P4DT20H19M15S</meta:editing-duration>
    <meta:document-statistic meta:table-count="0" meta:image-count="18" meta:object-count="0" meta:page-count="24" meta:paragraph-count="453" meta:word-count="4796" meta:character-count="30843"/>
    <meta:user-defined meta:name="Info 1"/>
    <meta:user-defined meta:name="Info 2"/>
    <meta:user-defined meta:name="Info 3"/>
    <meta:user-defined meta:name="Info 4"/>
  </office:meta>
</office:document-meta>
</file>